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table:style-name="ce2"/>
          <table:table-cell table:style-name="ce1"/>
          <table:table-cell office:value-type="string" table:style-name="ce1">
            <text:p>stand on FP1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try to move COP without moving feet, in all dimensions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table:style-name="ce3">
            <text:p>draw confuex hull markers everz fraw. And everz frame plot the COP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table:style-name="ce2">
            <text:p>offset, length and width fraction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4">
            <text:p>Pilot 1 (Matt)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Trial</text:p>
          </table:table-cell>
          <table:table-cell office:value-type="string" table:style-name="ce6">
            <text:p>W wo shoes</text:p>
          </table:table-cell>
          <table:table-cell office:value-type="string" table:style-name="ce6">
            <text:p>Stand – STS</text:p>
          </table:table-cell>
          <table:table-cell office:value-type="string" table:style-name="ce5">
            <text:p>1 – 2 feet</text:p>
          </table:table-cell>
          <table:table-cell office:value-type="string" table:style-name="ce6">
            <text:p>Close – wide</text:p>
          </table:table-cell>
          <table:table-cell office:value-type="string" table:style-name="ce6">
            <text:p>Remark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Zero FP</text:p>
          </table:table-cell>
          <table:table-cell table:number-columns-repeated="2" table:style-name="ce6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feet moved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least foot movement (not replaced)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string" table:style-name="ce7">
            <text:p>1 (L)</text:p>
          </table:table-cell>
          <table:table-cell office:value-type="string" table:style-name="ce8">
            <text:p>na</text:p>
          </table:table-cell>
          <table:table-cell office:value-type="string" table:style-name="ce1">
            <text:p>used chair for balance – left foot</text:p>
          </table:table-cell>
          <table:table-cell table:number-columns-repeated="16378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string" table:style-name="ce7">
            <text:p>1 (L)</text:p>
          </table:table-cell>
          <table:table-cell office:value-type="string" table:style-name="ce8">
            <text:p>na</text:p>
          </table:table-cell>
          <table:table-cell office:value-type="string" table:style-name="ce1">
            <text:p>Sometimes also used ofther foot for support</text:p>
          </table:table-cell>
          <table:table-cell table:number-columns-repeated="16378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string" table:style-name="ce7">
            <text:p>1 (L)</text:p>
          </table:table-cell>
          <table:table-cell office:value-type="string" table:style-name="ce8">
            <text:p>na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hair behind FP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clo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Zero FP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L)</text:p>
          </table:table-cell>
          <table:table-cell office:value-type="string" table:style-name="ce1">
            <text:p>na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L)</text:p>
          </table:table-cell>
          <table:table-cell office:value-type="string" table:style-name="ce1">
            <text:p>na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4">
            <text:p>Pilot 2 (Liz)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Trial</text:p>
          </table:table-cell>
          <table:table-cell office:value-type="string" table:style-name="ce6">
            <text:p>W wo shoes</text:p>
          </table:table-cell>
          <table:table-cell office:value-type="string" table:style-name="ce6">
            <text:p>Stand – STS</text:p>
          </table:table-cell>
          <table:table-cell office:value-type="string" table:style-name="ce5">
            <text:p>1 – 2 feet</text:p>
          </table:table-cell>
          <table:table-cell office:value-type="string" table:style-name="ce6">
            <text:p>Close – wide</text:p>
          </table:table-cell>
          <table:table-cell office:value-type="string" table:style-name="ce6">
            <text:p>Remark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Zero FP</text:p>
          </table:table-cell>
          <table:table-cell table:number-columns-repeated="2" table:style-name="ce6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ft (not dominant)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ft (not dominant)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shod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R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ight (dominant foot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ero FP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S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wide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dium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narrow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string" table:style-name="ce7">
            <text:p>1 (L)</text:p>
          </table:table-cell>
          <table:table-cell office:value-type="string" table:style-name="ce8">
            <text:p>na</text:p>
          </table:table-cell>
          <table:table-cell office:value-type="string" table:style-name="ce1">
            <text:p>left (not dominant)</text:p>
          </table:table-cell>
          <table:table-cell table:number-columns-repeated="16378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barefoot</text:p>
          </table:table-cell>
          <table:table-cell office:value-type="string" table:style-name="ce8">
            <text:p>stand</text:p>
          </table:table-cell>
          <table:table-cell office:value-type="string" table:style-name="ce7">
            <text:p>1 (L)</text:p>
          </table:table-cell>
          <table:table-cell office:value-type="string" table:style-name="ce8">
            <text:p>na</text:p>
          </table:table-cell>
          <table:table-cell office:value-type="string" table:style-name="ce1">
            <text:p>left (not dominant)</text:p>
          </table:table-cell>
          <table:table-cell table:number-columns-repeated="1637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string" table:style-name="ce2">
            <text:p>1 (L) + 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<text:span text:style-name="T1">ft standing toes!</text:span>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falling forward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barefoot</text:p>
          </table:table-cell>
          <table:table-cell office:value-type="string" table:style-name="ce1">
            <text:p>stand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falling backward (trust fall)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Lizeth Sloot</dc:creator>
    <meta:creation-date>2020-06-02T15:40:50Z</meta:creation-date>
    <dc:date>2020-06-20T10:20:05Z</dc:date>
    <meta:editing-cycles>2</meta:editing-cycles>
    <meta:editing-duration>PT361S</meta:editing-duration>
  </office:meta>
</office:document-meta>
</file>